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7260" officeooo:paragraph-rsid="000072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0cxIQAlVVWwSVUVzRLcUkm7UKh+oRBpmKoco6JlSDyDyDRRdU0ltkFU3yDKOFWVcyoV61BIB0VhIZSHVMVElaqLiDaq0keVMpKqOkmVmSi6SWInpH4KDUVYCpWnlKmSq5BsVVUlX1UqjUUh6qyqKrUWhfBWFLkritqr/FVVBlNBh4HFqngMYTJUXZbaLCqfRWk0lU6rWK2qCr1GocwWuU1Su0n9RjUcScdRiFgOeo7SdOI6SbYj9Z2qNJ4KnUfBelVV7acCz7ma4YGAB0B2NQNQTg4gZDVz+2RdGZryzaQd5eVQDWTmg8IpGYw84/C0FiCH65k/4jxGRHRlMGe+By/u0HnKN5nBpqoEyOF6NZN2lJdDNZCZDwqnZDDyzO2TdWVoyjfj8LQWIIfrmT/iPEZEdGUwZ63Bk3rYzPfgxR06T/kms3akNjytEb2auX2yrgxN+WbSjvJyqAYy80HhCBLnM+PwtBYgh+uZP+I8RkR0ZTBnvgcv7tCXy2Uyc7nmcDVrDZ7UeyaTGUIFYWsplXB4QBqaMsu2bgjSasbKQTDG8EKgbnbPTI5muMthwiuAumdGt8ZzeIOAgR02ezjEN0TwxOFq9gz9zbJDfzM49DeZqY8+akBdzQ6Ca3Y1ywIID8v1akbl7JHD9QyLVVGZTCazh4twNQF0pz0zGiRVI3jicDWDQ3+MUy6z7NAf48j+Zs/QH+N3KJNZO1IbntaIXs3cPllXhnZeZtKO8nKoBjLzQeEIEucz4/C0FiCH65k/4jxGRHRlMGe+By/u0JfLN5nBpqoEyOF6NXP7ZF0ZmvLNpB3l5VANZOaDwhEkzmfG4WktQA7XM3/EeYyI6MpgznwPXtyh885vMpk9nGUzVBC8J0lD1odruqE0ftjMPfgulXB4QBraObsvDEB2NcMDAdKOwq5mGBfh6h8G4GpGavCkxg+b3T14cYfOU77JZDJLgIGrxFpmeCqrdOqe/SujVjPW5b7VjjJsxlIB4ujs0Ne/WWvwpN4zewD098m6MjTymbiwWZcn/Gr2qHI5dthkMhP3aIxDfEMfnji0lmGzB2SNQ/GymsP2pNUsrtmWYbMHZNmYy7Et73Fs/LCZmtMN2dXMmOTvHggggO70c/4UTjecVSQCmWiURwDYWkJFInzhevlzzopTHTjEAPwpnG44q0gwybcCmWiURwDYWkJFgkm+FSh/f+GaR/bNcODgFQAZa4gBmKERLoczLFZFBefd/BXIRKM8AsDWErBYFRWcd/NXuCIhIQ8UJ9KMdBQIHDgsX/5TON1wVpFgkm8FMtEojwCwtYSKBJN8KyB9f+GaR/bNyESj3h8OHLzC6YazigSTfCuQiUZ5BICtJWCxKipM8q1wCRfK34zZOfFxgSicbjjDYlVUmORbgUw0yiMAbC0Bi1VRYZJvhUugfDPSUSBw4DDq/imcbjirSDDJtwKZaJRHANhaQkWCSb4VkL6/cM0j+2aYKpdjFU43nFUkcN7NX4FMNMojAGwtoSKB827+CleK0xmuf7Oby1l5IVC3wumGs4pEIBON8ggAW0uoSIQvXJ13kM/IRKPeHw4cvPNTON1whsWqqDDJtwKZaJRHANhaAharosIk3wr5gPR9s7tAEO4LgboVTjecVSRw3s1fgUw0yiMAbC2hIoHzbv4K1798uFLuIJ+RiUa9P6KlAMy2KJxuOMNiVVRw3s1fgUw0yiMAbC0Bi1VRwXk3f4UrkhMpOC9IMybn8kKgboXTDWdYrIoKzrv5K5CJRnkEgK0lYLEqKjjv5q9wzX/IA8VJmZGOAoEDh+XC7p/C6YazigSTfCuQiUZ5BICtJVQkmORbAen7C9c8sm92f7J2pAnIs7BZFgNQ4XTDGRarohLIRKM8AsDWErBYFZXwhTyy/Ix0FAgcOLTj+FM43XBWkWCSbwUy0SiPALC1hIoEk3wrIH1/4ZpH9s2MkagAbOXoowZUDMBZRQLn3fwVyESjPALA1hIqEjjv5q9wRQpXyod8RiYa9f5w4OCpLQqnG84qEkzyrUAmGuURALaWgMWqqDDJt8Il/CH7ZriTdcXHBaJwuuEMi1VRwXk3fwUy0SiPALC1BCxWRQXn3fwVrpdA+WbFpdUYgAqnG86wWBUVJvlWIBON8ggAW0vAYlVUmORbIe/8C5Q7d2ZkolHv7+UIFatwuuEMi1VRwXk3fwUy0SiPALC1BCxWRQXn3fwVrkjILwHJ+c3IRKPeH5EAQ0OF0w1nWKyKSiATjfIIAFtLwGJVVMKVkkcenM5vhvJICDlkXwjUrXC64awiEchEozwCwNYSKhLhC1dnHtmMdBQIHDh8D90/hdMNZxUJJvlWIBON8ggAW0uoSDDJtwLS9xeueWTfjMkRQA7XCqcbzioSgUw0yiMAbC2hIhG+cL3MyESj3h/R4gNYeQBUON1whsWqqOC8m78CmWiURwDYWgIWq6KC827+ClckJ1LII83IRKPeHw4cPOWicLrhDItVUWGSbwUy0SiPALC1BCxWRYVJvhXyAen7ZmSiUe+vAMy2FIDZFoXTDWdYrIpKIBON8ggAW0vAYlVUwhco+fyMdKQ2PK0RjQGocLrhDItVUWGSbwUy0SiPALC1BCxWRYVJvhUugeLMzzJga+BvgG+ocLrhrCKB827+CmSiUR4BYGsJFQmcd/NXuObDNU+hzMhEo95fAZhtUTjdcIbFqqgEMtEojwCwtQQsVkUlUPLIg9P5zUhHgcCBw5er4E/hdMNZRYJJvhXIRKM8AsDWEioSTPKtgPT9hWse2Tdjcpb14VogTwqnG84qEoFMNMojAGwtoSIRvnClICGbkYlGvT8cOPj8p3C64awiwSTfCmSiUR4BYGsJWKyKCpN8K1zChfI3I1oysBkWq6KC827+CmSiUR4BYGsJWKyKCs67+StckZxIAblz9q92DyK1NRCF0w1nWKyKSiATjfIIAFtLwGJVVMIXKHcuMzLRGdjPOcNiVVQCmWiURwDYWgIWq6ISvoDMOSMTnYH9KDMsVkUlkIlGeQSArSVgsSoq4Ur5o4T8jEw06v0VgNkWH8DKA6DC6YazikQgE43yCABbS6hIhC9cL983IxOdgf3yMyxWRSWQiUZ5BICtJWCxKirhC87vzqxAYuzorL8B/oVA3QqnG84qEkzyrUAmGuURALaWUJFgkm+FfLgifX8zXFNVAuRwjQGocLrhDItVUQlkolEeAWBrCVisikr4AuXOLCMJwX0bYgAqnG44q0gEMtEojwCwtYSKRPjC1ZlHPiMTnYH9kGZYrIpKIBON8ggAW0vAYlVUAuWPEvIzMtEZ2O8yw2JVVJjkW4FMNMojAGwtAYtVUWGSb4ULckrIzzKgnBxACAagwumGMyxWRSWQiUZ5BICtJWCxKirhCxfKjEw06v0RCTA09AGsPAAqnG44w2JVVAKZaJRHANhaAharohK+QHE6ZxgX4WoHDjEAfwqnG86wWBWVQCYa5REAtpaAxaqohC/kZ/H5x0bIofuFQN0KpxvOKhI47+avQCYa5REAtpZQkcB5N3+F6yUfrhRk3wxDk6VwuuGsIoHzbv4KZKJRHgFgawkVCZx381e4In1fuFI+ZDNzT04ysFlFgkm+FchEozwCwNYSsFgVFSb5VrhDuRMoTsoM4yyLqUS4nlUkAplolEcA2FpCRSJQ/vLhikS5zPxcc4g<text:soft-page-break/>BqHC64QyLVVEJZKJRHgFgawlYrIpKuFLy+ZCnXGZkojOwH/IZFquigvNu/gpkolEeAWBrCVisigrOu/krXC/IKSE/U44+akDFVCJcZ2iEy+GsIoHzbv4KZKJRHgFgawkVCZx381e4IoUr5bvMyESj3l8BzZjC6YazigSTfCuQiUZ5BICtJWCxKipM8q3gREL6C3nKnRnGWdbfAN9Q4XTDGRarooLzbv4KZKJRHgFgawlYrIoKzrv5K1wvIU+5zMhEo94f0aJwuuEMi1VRwXk3fwUy0SiPALC1BCxWRQXn3fwVrkhOpPCHbGZM8ofyMJUI16zC6YazigTOu/krkIlGeQSArSVUJHDezV/h6vxzhivSjEw06v0RAAqDwumGMyxWRYVJvhXIRKM8AsDWErBYFRUm+Va4BKTvm2WkhvJCoG6F0w1nWKyKCs67+SuQiUZ5BICtJWCxKio47+avcKUgRxYoTqTZfT+qXI5VON1wVpHAeTd/BTLRKI8AsLWEigTOu/krXClOZ7g6L8hmZKJR7y+DZQ8rCqcbzioSTPKtQCYa5REAtpaAxaqoMMm3gjOP/At5yp3JDOECWc3kqNsEqKkvh2ogs3/wM/oPigOHMyrQnfx9sq4M7bzzzahAd7p78OIOfblcJjPhPMmhrmZHWu3DVVpmWCz/ZPaALLuaPSB79+DFHfpyucweoBm7e/DiDn25XGYgnawu7uMC2TM7Wc1he9JqdjaZqfSRHATqXs0QPHHIrmZABQEGIKbK5VYzOLRzlh36Y/wO8tkz9Md43jmZuQ2SuIgEWHbYDAFY8UmAZX144nDYZKbSR9jVjNoiAGZbVjN8P6pcjl3NHs6yGSoI2GGTGZVDgeDIaga5ADlcD430fTMEUN8fVoBGtCFA6qEpjF9mrcGTethkRuW+DVez1uBJPWxG5eyRw/UMi1VRYZJvTWatwZN62Mz34MUdmpL/ZhqoezWjcvbI4XpWkWCSb01mbp+sK0NfvtmjyuXY1YztlMNUuRw7bAY0wuWQ4EfLrCKB827+mj2cZTNUELDDZq3Bk3rYZCYubCAmDKlnN2a8O3MbJHFXM2lH+eU4VAOZZXIbJHERPHGYOZPbIInLKEIFYWu5UhsiWkvmGZWzRw7XMyxWRQXn3fw1mcyoCTA0XM3w/ahyOXY14zox3B+W2imBJ/WwmYrtu+6RToeVYTPN71UQyOF62IyaAEPDqBPDsJmK7fckaTjDAVYmMyqHAsGR1aw1eFIPmyGA+v6wAjSiDQFSD01h/DLjdMMEGIZNZlTu23A1o3L2yOF6hsWqqOC8m78mM6CC4AFwNXP7ZF0ZGumbqdh+T5KGMxxgZcZ1Yrg/LLVTAk/qYTMV23fdI50OK3smM9+DF3doCrLLTAN1r2bSjvLLcagGMsukgboRPHGYOZMG6s7swGGm1HSnzDMqZ48crmcVCZx389dk5jZI4q5mVM4eOVzPsFgVFSb51mSGAKw8AK5mbp+sK0NTLjPfgxd3aOTfN5m5fbKuDO38vslMAMy2CIDZltVMA3WvZlTOHjlczyoSkxmV+zZczaicPXK4nlUkJjO3QRJ3NZN2lF+OQzWQWSa3QRIXwROHmTO5DZK4jCJUELaWK7UhorVknlE5e+RwPcNiVVQmk9nDWXY1cxskcVczaUf55ThUA5llchskcRE8cZg5k9sgicsoQgVha7lSGyJaS+bJZAbBwee/1Qzy1B6C69WsNXhSD5tMZgJgtmU1w/ejyuXY1QxohMshwY+WWUWCSb41U7GNJYBgLB1WVrMcPK3xiWHPrHWrGfZMZkAEINzisxeXoZAzagIMDaNODKtZ61Yz7JlMZlQOBYIjq1lr8KQeNoNcgByuh0b6vhkCqO8PK0Aj2hAg9dAUxi8zTjdMgGHYZIYArDwArmZun6wrQ1MuM9+DF3doCrLLZOZ78OIOTUF2mbFqACVDBcH9YakJMMzMH+/+7kkM9b72i+jfi/NI9D3TI23mNkjirmZUzh45XM+wWBUVnHfz12SmgbpXM2lH+eU4VAOZZdJA3QieOMycSQN1Z3bgMBP+5HIHoUrCgOCJw8yZWDWAkprulHlG5eyRw/WsIsEk35rM3D5ZV4Z2ft/sUeVy7GpGTYChYdSJYTXLwdManxiGTWZABCDc4rN7EkO9r82ARrgcEvxomVUkmORbs9bgSb1nMqNy34armXvwzbWmIvbMqJw9crieYbEqKkzyrckMqCB4AFzN1MDxXgWBHK6HdlK+meb3KgjkcL2a5eBpjU8MeyYzagIMDaNODKtZDp7W+MSwZzJz+2RdGRrpm0xmALYGq1lr8KTeM5lRW1YzKocCwZHVDHIBcrgeGun7Zgigvj+sAI1oQ4DUQ1MYv8xagyf1sMkMAVh5AFzNfA9e3KEp+W8y8z14cYem5L+Z2yCJu5pJO8ovx6EayCyT2yCJi+CJw8yZ3AZJXEYRKghby5XaENFaMs+onD1yuJ5hsSoqk5kG6l7NqJw9crieVSQmM7dP1pWhkednjyqXY1czoBEuhwQ/WmYVCZx389dMxfZd90inw8qwmeb3KgjkcL1nRk2AoWHUiWHPrDV4Ug+bTCaTGR4IkHYUdjWTo25KftiMCnQndjVjdk6Uow8BdKeZ/ZPpwOFNdRJ+hjtZV3xcIPdAAAF0p9UMnqwrM09NhZxuvAOHxsBKq2epczIrkFoLI2VyLg4cGrURB6TzH8jheqY+eHzqGQF5rln2cM1OZriTdUU5+hBAd5rZP5kOHL7wtMazM4yLcPUPA3A1gyfryswPWOmZ+uDxqWf/asgCOekIwyx1TmY+8IgDhz4u0IiezIxJ/u6BAALoTj/nagZP1pXZTXUSfpY6JzMfziGenakPHp96lkHzgwca0ZMZ7mRd8eEc4u+FALrTLKokd0QazpidEx8XyD0QQADdaTWDJ+vKzP7JdODQRwVhawTDLHVOZnXUPVMfPD71LEJ8QxekNJlMZgAhh+sHwNXsARBpNXtUIlyzREMc9x06P3tUIlyzQzspk9kDIGU1aw2e1Phhs0clwjVLNMRx36HzMyo/WmZYrIoKzrv5azJ7AHSuZo9KhGuWChBHZ4dGmswegGAMDznVqABxdNaHa7qhNH7Y7AHwspo9KhGuWaIhjvsO7Zw9KhGu2aGRJrMHQKJlNXtUIlyzVIA4Oju0c/aoRLhmiYY47ju085s9KhGu2fO/h6YgzR6AYAwPOdWoAHF0dmjnZMYK0IjGAFzNHpUI1+z530NTkE1mD4DIV7PW4EmNHzZ7VCJcs0RDHPcd2jl7VCJcs0MjTWYPgPnV7FGJcM0SDXHcd2jkk8mMTb2a4YGAB0B2NQNQTg4gZDVLXGelHWXYDOECyZ0kDVez1uBJPWwymcGmrmaJ66y0owybIVwguZOk4WrWGjyph81YYUh934iZ1b+ZJGXGCkPqmdW/mSRlxrrcNyOlYZPJrB2pq1niOivtKMNmCBdI7iRpuJq1Bk/qYZPJZJYB1RwyrGaeZqmNkNWM1AgXaFnN7gKoj87a+d9DO52zl2ux87+HRjaZzHxcAAFCGq5mpEa4QMtqdhdAfXTWzv8e2vnNXq7Fzv8e2vlNZiZ<text:soft-page-break/>A2NXMS3Ty4YnDYZPZrdWrmXEEYy12/vfQlG8yu1dB8Jx0hGE1e7kWO/97aOc3mTGb7rSavVyLnf89tNM5mUxmeFnNcvC0xrOrWTtSgcZjaAxygEcAVobNhAtI7LDJDK+C4DnpCMNqloUAf1rLsMlkpj76qAF1NTuaFaARvZq1Bk/qYZOZGlAPgmt2NTsIrtnzv4emXGYHwTW1IeS+QyOfTGbCeZJDXc1A8gUMrA9XUwFsT1rNDpuxLvd9AUIO18MmMzwQIO0o7GqWOicIF8hq5nvw4g59yTsnM3iyriBcIKuZ78GLO/Ql75zMqEB3cq5mvgcv7tBI+ctkMlOdRyXCNbua+XCdO9nVrDV4Uu+ZzFqDJ/WwyWSyMcooFfLcSc0oo//mEAA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2.6.2$Windows_X86_64 LibreOffice_project/a3100ed2409ebf1c212f5048fbe377c281438fdc</meta:generator>
    <dc:date>2017-04-22T21:30:11.761000000</dc:date>
    <meta:document-statistic meta:table-count="0" meta:image-count="0" meta:object-count="0" meta:page-count="3" meta:paragraph-count="1" meta:word-count="1" meta:character-count="7668" meta:non-whitespace-character-count="7668"/>
    <meta:user-defined meta:name="Info 1"/>
    <meta:user-defined meta:name="Info 2"/>
    <meta:user-defined meta:name="Info 3"/>
    <meta:user-defined meta:name="Info 4"/>
  </office:meta>
</office:document-meta>
</file>